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5.05cm" fo:margin-left="-0.199cm" table:align="left" style:writing-mode="lr-tb"/>
    </style:style>
    <style:style style:name="Таблица1.A" style:family="table-column">
      <style:table-column-properties style:column-width="7.516cm"/>
    </style:style>
    <style:style style:name="Таблица1.B" style:family="table-column">
      <style:table-column-properties style:column-width="7.53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background-color="#60606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.B1" style:family="table-cell">
      <style:table-cell-properties style:vertical-align="top" fo:background-color="#60606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5.05cm" fo:margin-left="-0.199cm" table:align="left" style:writing-mode="lr-tb"/>
    </style:style>
    <style:style style:name="Таблица2.A" style:family="table-column">
      <style:table-column-properties style:column-width="7.516cm"/>
    </style:style>
    <style:style style:name="Таблица2.B" style:family="table-column">
      <style:table-column-properties style:column-width="7.53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2.B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style:font-name="Courier New" fo:font-size="8pt" style:font-size-asian="8pt" style:font-name-complex="Courier New"/>
    </style:style>
    <style:style style:name="P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cm" fo:margin-right="0cm" fo:text-indent="1.27cm" style:auto-text-indent="false"/>
    </style:style>
    <style:style style:name="P6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7" style:family="paragraph" style:parent-style-name="Standard">
      <style:paragraph-properties fo:margin-left="0cm" fo:margin-right="0cm" fo:text-indent="1.27cm" style:auto-text-indent="false"/>
      <style:text-properties fo:language="en" fo:country="US"/>
    </style:style>
    <style:style style:name="P8" style:family="paragraph" style:parent-style-name="Название_20_объекта">
      <style:paragraph-properties fo:text-align="center" style:justify-single-word="false"/>
    </style:style>
    <style:style style:name="P9" style:family="paragraph" style:parent-style-name="Heading_20_1" style:master-page-name="Standard">
      <style:paragraph-properties fo:text-align="center" style:justify-single-word="false" style:page-number="auto" fo:padding-left="0cm" fo:padding-right="0cm" fo:padding-top="0cm" fo:padding-bottom="0.035cm" fo:border-left="none" fo:border-right="none" fo:border-top="none" fo:border-bottom="1.5pt solid #000000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background-color="#ff0000"/>
    </style:style>
    <style:style style:name="T6" style:family="text">
      <style:text-properties style:font-name="Courier New" fo:font-size="8pt" style:font-size-asian="8pt" style:font-name-complex="Courier New"/>
    </style:style>
    <style:style style:name="T7" style:family="text">
      <style:text-properties style:font-name="Courier New" fo:font-size="8pt" fo:language="en" fo:country="US" style:font-size-asian="8pt" style:font-name-complex="Courier New"/>
    </style:style>
    <style:style style:name="T8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9" style:family="text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T10" style:family="text">
      <style:text-properties style:font-name="Courier New" fo:language="en" fo:country="US" style:font-name-complex="Courier New"/>
    </style:style>
    <style:style style:name="T11" style:family="text">
      <style:text-properties style:font-name="Courier New" style:font-name-complex="Courier New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9" text:outline-level="1">сишные трюки<text:line-break/>(0<text:span text:style-name="T1">xE</text:span> выпуск)</text:h>
      <text:p text:style-name="Standard">крис касперски ака мыщъх, <text:span text:style-name="T1">a.k.a. souriz</text:span>, <text:span text:style-name="T1">a.k.a. nezumi</text:span>, <text:span text:style-name="T1">a.k.a. elraton</text:span>, <text:span text:style-name="T1">no</text:span>-<text:span text:style-name="T1">email</text:span></text:p>
      <text:p text:style-name="P4"/>
      <text:p text:style-name="P4">сегодняшний выпуск трюков посвящен двум любопытным, но малоизвестным возможностям языка си — "триграфам" (trigraph) и "диграфам" (digraph), в основном встречающихся в соревнованиях по непонятному программированию, однако, в некоторых (достаточно редких) случаях "разваливающих" программу, написанную без учета их существования</text:p>
      <text:h text:style-name="Heading_20_2" text:outline-level="2">совет 1 - триграфы: жизнь без скобок</text:h>
      <text:p text:style-name="P6">Три- и диграфы широко используются в натуральных языках для обозначения "чужеродных" символов, отсутствующих в "своем" алфавите. Последовательность из двух (реже — из трех) "своих" символов кодирует один "чужой". Просто как и все гениальное! Например, хангыль (корейское фонематическое письмо) состоит из блоков типа чамо, кодирующих отдельные слоги или даже целые слова. Всего существует 51 чамо, 24 из которых эквивалентны буквам обычного алфавита, а оставшиеся 27 представляют собой комбинации из двух или трех букв (т. е. диграфы и триграфы соответственно).</text:p>
      <text:p text:style-name="P6">Язык Си использует девять символов, не входящих в наборы ISO 646 и EBCDIC до сих пор используемые в некоторых терминалах. В результате, квадратные и фигурные скобки невозможно ни набрать с клавиатуры, ни отобразить на экране такого терминала, а потому, начиная с самых первых редакций Стандарта, в язык ввели поддержку <text:span text:style-name="T4">триграфов</text:span>, "скрестив" символы базового набора ISO 646 с двумя знаками вопроса (<text:span text:style-name="T5">см. таблицу 1</text:span>).</text:p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триграф</text:p>
          </table:table-cell>
          <table:table-cell table:style-name="Таблица1.B1" office:value-type="string">
            <text:p text:style-name="P2">эквивалент</text:p>
          </table:table-cell>
        </table:table-row>
        <table:table-row table:style-name="Таблица1.1">
          <table:table-cell table:style-name="Таблица1.A2" office:value-type="string">
            <text:p text:style-name="P1">??=</text:p>
          </table:table-cell>
          <table:table-cell table:style-name="Таблица1.B2" office:value-type="string">
            <text:p text:style-name="P1">#</text:p>
          </table:table-cell>
        </table:table-row>
        <table:table-row table:style-name="Таблица1.1">
          <table:table-cell table:style-name="Таблица1.A3" office:value-type="string">
            <text:p text:style-name="P1">??/</text:p>
          </table:table-cell>
          <table:table-cell table:style-name="Таблица1.B3" office:value-type="string">
            <text:p text:style-name="P1">\</text:p>
          </table:table-cell>
        </table:table-row>
        <table:table-row table:style-name="Таблица1.1">
          <table:table-cell table:style-name="Таблица1.A4" office:value-type="string">
            <text:p text:style-name="P1">??'</text:p>
          </table:table-cell>
          <table:table-cell table:style-name="Таблица1.B4" office:value-type="string">
            <text:p text:style-name="P1">^</text:p>
          </table:table-cell>
        </table:table-row>
        <table:table-row table:style-name="Таблица1.1">
          <table:table-cell table:style-name="Таблица1.A5" office:value-type="string">
            <text:p text:style-name="P1">??(</text:p>
          </table:table-cell>
          <table:table-cell table:style-name="Таблица1.B5" office:value-type="string">
            <text:p text:style-name="P1">[</text:p>
          </table:table-cell>
        </table:table-row>
        <table:table-row table:style-name="Таблица1.1">
          <table:table-cell table:style-name="Таблица1.A6" office:value-type="string">
            <text:p text:style-name="P1">??)</text:p>
          </table:table-cell>
          <table:table-cell table:style-name="Таблица1.B6" office:value-type="string">
            <text:p text:style-name="P1">]</text:p>
          </table:table-cell>
        </table:table-row>
        <table:table-row table:style-name="Таблица1.1">
          <table:table-cell table:style-name="Таблица1.A7" office:value-type="string">
            <text:p text:style-name="P1">??!</text:p>
          </table:table-cell>
          <table:table-cell table:style-name="Таблица1.B7" office:value-type="string">
            <text:p text:style-name="P1">|</text:p>
          </table:table-cell>
        </table:table-row>
        <table:table-row table:style-name="Таблица1.1">
          <table:table-cell table:style-name="Таблица1.A8" office:value-type="string">
            <text:p text:style-name="P1">??&lt;</text:p>
          </table:table-cell>
          <table:table-cell table:style-name="Таблица1.B8" office:value-type="string">
            <text:p text:style-name="P1">{</text:p>
          </table:table-cell>
        </table:table-row>
        <table:table-row table:style-name="Таблица1.1">
          <table:table-cell table:style-name="Таблица1.A9" office:value-type="string">
            <text:p text:style-name="P1">??&gt;</text:p>
          </table:table-cell>
          <table:table-cell table:style-name="Таблица1.B9" office:value-type="string">
            <text:p text:style-name="P1">}</text:p>
          </table:table-cell>
        </table:table-row>
        <table:table-row table:style-name="Таблица1.1">
          <table:table-cell table:style-name="Таблица1.A10" office:value-type="string">
            <text:p text:style-name="P1">??-</text:p>
          </table:table-cell>
          <table:table-cell table:style-name="Таблица1.B10" office:value-type="string">
            <text:p text:style-name="P1">~</text:p>
          </table:table-cell>
        </table:table-row>
      </table:table>
      <text:p text:style-name="P8">Таблица <text:sequence text:ref-name="refTable0" text:name="Table" text:formula="ooow:Table+1" style:num-format="1">1</text:sequence> триграфы и соответствующие им символы</text:p>
      <text:p text:style-name="P6">Программа, написанная с использованием триграфов, может выглядеть, например, так (<text:span text:style-name="T5">см. листинг 1</text:span>):</text:p>
      <text:p text:style-name="P5"/>
      <text:p text:style-name="P3">??=include &lt;stdio.h&gt;<text:tab/><text:tab/><text:tab/><text:tab/>/* #<text:tab/><text:tab/>*/</text:p>
      <text:p text:style-name="P3"/>
      <text:p text:style-name="P3">int main(void)</text:p>
      <text:p text:style-name="P3">??&lt;<text:tab/><text:tab/><text:tab/><text:tab/><text:tab/><text:tab/>/* {<text:tab/><text:tab/>*/</text:p>
      <text:p text:style-name="Standard"><text:span text:style-name="T6"><text:tab/>char n??(5??);<text:tab/><text:tab/><text:tab/><text:tab/>/* [</text:span><text:span text:style-name="T7"> </text:span><text:span text:style-name="T6">и ]<text:tab/>*/</text:span></text:p>
      <text:p text:style-name="P3"><text:tab/></text:p>
      <text:p text:style-name="P3"><text:tab/>n??(4??) = '0' - (??-0 ??' 1 ??! 2);<text:tab/>/* ~, ^ и |<text:tab/>*/</text:p>
      <text:p text:style-name="P3"><text:tab/>printf("%c??/n", n??(4??));<text:tab/><text:tab/>/* ??/ = \<text:tab/>*/</text:p>
      <text:p text:style-name="Standard"><text:span text:style-name="T9"><text:tab/>printf("??=??=??=");<text:tab/><text:tab/><text:tab/>/* </text:span><text:span text:style-name="T8">###<text:tab/><text:tab/>*/</text:span></text:p>
      <text:p text:style-name="P3">??&gt;</text:p>
      <text:p text:style-name="P8">Листинг <text:sequence text:ref-name="refЛистинг0" text:name="Листинг" text:formula="ooow:Листинг+1" style:num-format="1">1</text:sequence> исходный текст программы, написанной с использованием триграфов</text:p>
      <text:p text:style-name="P6">Попробуйте подсунуть эту абракадабру коллегам и спросите, что она делает. Обратите внимание на строку, выделенную полужирным шрифтом<text:span text:style-name="T1">: </text:span>здесь тригафы используются внутри строковых констант и вместо вывода ожидаемых <text:span text:style-name="T1">"??=??=??="</text:span> функция <text:span text:style-name="T1">printf </text:span>напечатает три символа решетки!!! А ведь не зная о существовании триграфов, о такую комбинацию можно спотыкнуться чисто случайно, долго ломая голову почему программа работает не так, как это задумывалось.</text:p>
      <text:p text:style-name="P6"><text:soft-page-break/>Триграфы поддерживают практически все современные компиляторы, однако, если <text:span text:style-name="T1">Microsoft Visual</text:span> <text:span text:style-name="T1">C++ </text:span>задействует триграфы по умолчанию, то <text:span text:style-name="T1">Borland C++ </text:span>для увеличения скорости трансляции использует внешний препроцессор, реализованный в файле <text:span text:style-name="T1">trigraph.exe</text:span>, входящий в штатный комплект поставки компилятора и вызываемый программистом самостоятельно. <text:span text:style-name="T1">GCC </text:span>поддерживает триграфы, но по умолчанию не обрабатывает их внутри строковых констант и делает это только при явном указании ключа "<text:span text:style-name="T10">-trigraphs</text:span>".</text:p>
      <text:p text:style-name="P6">Подробнее о триграфах можно почитать в Стандарте на Си, любом хорошем учебнике или на Википедии — http://en.wikipedia.org/wiki/C_trigraph.</text:p>
      <text:h text:style-name="Heading_20_2" text:outline-level="2">совет<text:span text:style-name="T1"> 2 – </text:span>диграфы<text:span text:style-name="T1">: </text:span>элегантный мир</text:h>
      <text:p text:style-name="P6">Недостаточная выразительность и отвратительная читабельность триграфов привели к тому, что в последней редакции Стандарта <text:span text:style-name="T1">ANSI C99</text:span> появилась достойная альтернатива в виде <text:span text:style-name="T4">диграфов</text:span>, использующих всего два символа вместо трех, комбинируя угловые скобки со знаком процента или двоеточия, интерпретируемых как квадратные и фигурные скобки соответственно. Согласитесь, что так нагляднее (причем намного) и психологически гораздо естественнее!</text:p>
      <text:p text:style-name="P6">Решетка (<text:span text:style-name="T1">"#") </text:span>кодируется двоеточием следующим за знаком процента (<text:span text:style-name="T5">см. таблицу 2</text:span>), остальные же символы<text:span text:style-name="T1"> –</text:span> <text:span text:style-name="T1">"\", "^", "|" </text:span>и<text:span text:style-name="T1"> "~" </text:span>не получили адекватной репрезентации и по-прежнему должны кодироваться через триграфы, что, впрочем, не создает большой проблемы в силу их невысокой распространенности (по сравнению с фигурными и угловыми скобками).</text:p>
      <text:p text:style-name="P6">Конечно, тут можно поспорить, попинать разработчиков Стандарта и вообще развести флейм на шестьсот квадратных миль, но… против Священного Писания (Стандарта в смысле) не попрешь, несмотря на то, что в настоящее время не имеется ни одного компилятора, в полной мере поддерживающего С<text:span text:style-name="T1">99.</text:span></text:p>
      <text:p text:style-name="P7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">диграф</text:p>
          </table:table-cell>
          <table:table-cell table:style-name="Таблица2.B1" office:value-type="string">
            <text:p text:style-name="P2">эквивалент</text:p>
          </table:table-cell>
        </table:table-row>
        <table:table-row table:style-name="Таблица2.1">
          <table:table-cell table:style-name="Таблица2.A2" office:value-type="string">
            <text:p text:style-name="P1">&lt;:</text:p>
          </table:table-cell>
          <table:table-cell table:style-name="Таблица2.B2" office:value-type="string">
            <text:p text:style-name="P1">[</text:p>
          </table:table-cell>
        </table:table-row>
        <table:table-row table:style-name="Таблица2.1">
          <table:table-cell table:style-name="Таблица2.A3" office:value-type="string">
            <text:p text:style-name="P1">:&gt;</text:p>
          </table:table-cell>
          <table:table-cell table:style-name="Таблица2.B3" office:value-type="string">
            <text:p text:style-name="P1">]</text:p>
          </table:table-cell>
        </table:table-row>
        <table:table-row table:style-name="Таблица2.1">
          <table:table-cell table:style-name="Таблица2.A4" office:value-type="string">
            <text:p text:style-name="P1">&lt;%</text:p>
          </table:table-cell>
          <table:table-cell table:style-name="Таблица2.B4" office:value-type="string">
            <text:p text:style-name="P1">{</text:p>
          </table:table-cell>
        </table:table-row>
        <table:table-row table:style-name="Таблица2.1">
          <table:table-cell table:style-name="Таблица2.A5" office:value-type="string">
            <text:p text:style-name="P1">%&gt;</text:p>
          </table:table-cell>
          <table:table-cell table:style-name="Таблица2.B5" office:value-type="string">
            <text:p text:style-name="P1">}</text:p>
          </table:table-cell>
        </table:table-row>
        <table:table-row table:style-name="Таблица2.1">
          <table:table-cell table:style-name="Таблица2.A6" office:value-type="string">
            <text:p text:style-name="P1">%:</text:p>
          </table:table-cell>
          <table:table-cell table:style-name="Таблица2.B6" office:value-type="string">
            <text:p text:style-name="P1">#</text:p>
          </table:table-cell>
        </table:table-row>
        <table:table-row table:style-name="Таблица2.1">
          <table:table-cell table:style-name="Таблица2.A7" office:value-type="string">
            <text:p text:style-name="P1">%:%:</text:p>
          </table:table-cell>
          <table:table-cell table:style-name="Таблица2.B7" office:value-type="string">
            <text:p text:style-name="P1">##</text:p>
          </table:table-cell>
        </table:table-row>
      </table:table>
      <text:p text:style-name="P8">Таблица <text:sequence text:ref-name="refTable1" text:name="Table" text:formula="ooow:Table+1" style:num-format="1">2</text:sequence> диграфы и соответствующие им символы</text:p>
      <text:p text:style-name="P6">Пример программы, написанной с использованием диграфов <text:span text:style-name="T1">(</text:span>точнее на смеси диграфов и триграфов) приведен ниже:</text:p>
      <text:p text:style-name="P5"/>
      <text:p text:style-name="P3">%:include &lt;stdio.h&gt;<text:tab/><text:tab/><text:tab/><text:tab/>/* #<text:tab/><text:tab/>*/</text:p>
      <text:p text:style-name="P3"/>
      <text:p text:style-name="P3">int main(void)</text:p>
      <text:p text:style-name="P3">&lt;%<text:tab/><text:tab/><text:tab/><text:tab/><text:tab/><text:tab/>/* {<text:tab/><text:tab/>*/</text:p>
      <text:p text:style-name="Standard"><text:span text:style-name="T6"><text:tab/>char n</text:span><text:span text:style-name="T7">&lt;:</text:span><text:span text:style-name="T6">5</text:span><text:span text:style-name="T7">:&gt;</text:span><text:span text:style-name="T6">;<text:tab/><text:tab/><text:tab/><text:tab/>/* [ и ]<text:tab/>*/</text:span></text:p>
      <text:p text:style-name="P3"><text:tab/></text:p>
      <text:p text:style-name="Standard"><text:span text:style-name="T6"><text:tab/>n</text:span><text:span text:style-name="T7">&lt;:</text:span><text:span text:style-name="T6">4</text:span><text:span text:style-name="T7">:&gt;</text:span><text:span text:style-name="T6"> = '0' - (??-0 ??' 1 ??! 2);<text:tab/>/* ~, ^ и |<text:tab/>*/</text:span></text:p>
      <text:p text:style-name="Standard"><text:span text:style-name="T6"><text:tab/>printf("%c??/n", n</text:span><text:span text:style-name="T7">&lt;:</text:span><text:span text:style-name="T6">4</text:span><text:span text:style-name="T7">:&gt;</text:span><text:span text:style-name="T6">);<text:tab/><text:tab/>/* ??/ = \<text:tab/>*/</text:span></text:p>
      <text:p text:style-name="Standard"><text:span text:style-name="T6"><text:tab/>printf("</text:span><text:span text:style-name="T7">%:%:%:</text:span><text:span text:style-name="T6">");</text:span></text:p>
      <text:p text:style-name="P3">??&gt;</text:p>
      <text:p text:style-name="P8">Листинг <text:sequence text:ref-name="refЛистинг1" text:name="Листинг" text:formula="ooow:Листинг+1" style:num-format="1">2</text:sequence> исходный текст программы, написанной с использованием ди- и триграфов</text:p>
      <text:p text:style-name="P6">Попытка ее трансляции компиляторами <text:span text:style-name="T1">Microsoft Visual C++ </text:span>и <text:span text:style-name="T1">Borland C++ </text:span>вызывает сообщение об ошибке и проваливается. Ничего не поделаешь — эти компиляторы диграфов не переваривают! Последние версии <text:span text:style-name="T1">GCC </text:span>выполняют постановку диграфов везде, за исключением строковых констант, причем, попытка использования ключа <text:span text:style-name="T1">"</text:span><text:span text:style-name="T10">-digraphs</text:span><text:span text:style-name="T1">" </text:span>не решает проблемы, поскольку, данный ключ предназначен для вывода внутренней отладочной информации, генерируемой компилятором в ходе трансляции программы и главным образом интересной его разработчикам.</text:p>
      <text:p text:style-name="P6">В Сети встречается достаточно много исходных текстов программ, написанных под <text:span text:style-name="T1">UNIX (</text:span>а <text:span text:style-name="T1">UNIX</text:span> —<text:span text:style-name="T1"> </text:span>это синоним <text:span text:style-name="T1">GCC)</text:span> с использованием диграфов. Возникает резонный вопрос — и как же это чудо прогресса портировать на <text:span text:style-name="T1">Windows? </text:span>Можно, конечно, посоветовать версию <text:span text:style-name="T1">GCC</text:span> для <text:span text:style-name="T1">win32</text:span>, но это будет плохой совет, особенно если из программы требуется вырезать всего один кусок, надеясь вставить его в готовый проект на <text:span text:style-name="T1">Microsoft Visual C++</text:span>, который, между прочим, компилятор <text:span text:style-name="T1">GCC </text:span>скорее всего не захочет транслировать, особенно, <text:soft-page-break/>если программист активно использовал нестандартные расширения от <text:span text:style-name="T1">Microsoft</text:span> (а, поскольку, редко кто изучает Си по Стандарту, практически все мы используем те или иные расширения, зачастую, даже не подозревая об их нестандартности).</text:p>
      <text:p text:style-name="P6">На самом деле, решение состоит в создании простейшего внешнего препроцессора, выполняющего "сквозной" поиск диграфов и заменяющий их на соответствующие им символы. Если препроцессор писать лень, эту операцию можно осуществить в любом текстовом редакторе через <text:span text:style-name="T1">Replace</text:span>.</text:p>
      <text:h text:style-name="Heading_20_2" text:outline-level="2">совет 3 — диграфы и шаблоны</text:h>
      <text:p text:style-name="P6">В отношении Си диграфы лексически нейтральны. Они не нарушают целостность языка и гарантируют отсутствие коллизий — ни при каких обстоятельствах, никакой диграф не может "пересекаться" ни с одной "родной" конструкцией языка, что совсем неудивительно, поскольку, именно для Си диграфы и разрабатывались.</text:p>
      <text:p text:style-name="P6">А вот язык Си++, претендующий на обратную совместимости с Си, при работе с диграфами наталкивается на серьезные проблемы, приобретая неоднозначность интерпретации — одна и та же конструкция может быть прочитана двояко в зависимости от того выполнять ли в ней подстановку диграфов или нет.</text:p>
      <text:p text:style-name="P6">Рассмотрим ситуацию на следующем примере. Допустим, в глобальном пространстве имен (<text:span text:style-name="T1">global namespace)</text:span>, мы имеем класс, именуемый <text:span text:style-name="T1">(</text:span>для определенности) <text:span text:style-name="T1">X</text:span>. Допустим так же, что мы хотим передавать класс <text:span text:style-name="T1">X </text:span>какому-нибудь другому классу в качестве аргумента (например, классу "<text:span text:style-name="T10">std::vector</text:span>"), причем, передавать не абы как, а непременно в виде шаблона (<text:span text:style-name="T1">template)</text:span>, ведь шаблоны это, во-первых, очень модно, а, во-вторых, жутко (не)удобно! Но, как бы там ни было (о вкусах не спорят) — задача поставлена и ее надо решать.</text:p>
      <text:p text:style-name="P6">Очевидное решение — написать "<text:span text:style-name="T11">std::vector&lt;::X&gt;</text:span>" и на _некоторых_ компиляторах это будет работать. Как вы уже, наверное, поняли этими компиляторами окажутся <text:span text:style-name="T1">Microsoft Visual C++</text:span>, <text:span text:style-name="T1">Borland C++, </text:span>ранние версии <text:span text:style-name="T1">GCC</text:span>… то есть все те, кто не поддерживает диграфов и потому трактует конструкцию "<text:span text:style-name="T11">std::vector&lt;::X&gt;</text:span>" весьма однозначно.</text:p>
      <text:p text:style-name="P6">Проблемы возникают при попытке скормить эту штуку свежим версиям <text:span text:style-name="T1">GCC</text:span> (или любому другому компилятору с поддержкой диграфов). Комбинация <text:span text:style-name="T1">"&lt;:" </text:span>заменяется на <text:span text:style-name="T1">"["</text:span>, в результате чего вся конструкция превращается в <text:span text:style-name="T1">"</text:span><text:span text:style-name="T11">std::vector</text:span><text:span text:style-name="T10">[</text:span><text:span text:style-name="T11">:X&gt;</text:span>", выдавая ошибку транслятора и вызывая естественное недоумение программиста: что здесь не так?! Ведь еще вчера компилировалось!!!</text:p>
      <text:p text:style-name="P6">Одно из возможных решений состоит в разделении <text:span text:style-name="T1">"&lt;" </text:span>и <text:span text:style-name="T1">"::X&gt;" </text:span>символом пробела. Конструкция принимает вид <text:span text:style-name="T1">"</text:span><text:span text:style-name="T11">std::vector&lt;</text:span><text:span text:style-name="T10"> </text:span><text:span text:style-name="T11">::X&gt;</text:span>"<text:span text:style-name="T1"> </text:span>и конфликтов с диграфами уже не возникает.</text:p>
      <text:p text:style-name="P6">Анализ исходных текстов, выловленных на бескрайних просторах Сети, показывает, что очень многие Си++ программы страдают подобными конфликтами и отказываются компилироваться свежими версиями <text:span text:style-name="T1">GCC</text:span>. Забавно, но некоторые разработчики прямо указывают требуемую версию транслятора в <text:span text:style-name="T1">FAQ</text:span>, предостерегая от использования более новых ("багистных") версий. На самом деле, это не баг. Это фича! И теперь вы знаете как с ней обращатьс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7-06-06T13:25:00</dc:date>
    <meta:editing-cycles>138</meta:editing-cycles>
    <meta:editing-duration>PT9H27M</meta:editing-duration>
    <meta:document-statistic meta:table-count="2" meta:image-count="0" meta:object-count="0" meta:page-count="3" meta:paragraph-count="82" meta:word-count="1194" meta:character-count="8503" meta:non-whitespace-character-count="7335"/>
    <meta:generator>LibreOffice/5.1.4.2$Windows_x86 LibreOffice_project/f99d75f39f1c57ebdd7ffc5f42867c12031db97a</meta:generator>
  </office:meta>
</office:document-meta>
</file>